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9" table:default-cell-style-name="Default"/>
        <table:table-row table:style-name="ro1">
          <table:table-cell office:value-type="float" office:value="1">
            <text:p>1</text:p>
          </table:table-cell>
          <table:table-cell table:formula="of:=[.A1]" office:value-type="float" office:value="1">
            <text:p>1</text:p>
          </table:table-cell>
          <table:table-cell table:number-columns-repeated="17"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1]+[.A2]" office:value-type="float" office:value="3">
            <text:p>3</text:p>
          </table:table-cell>
          <table:table-cell table:formula="of:=[.C1]+[.B2]" office:value-type="float" office:value="4">
            <text:p>4</text:p>
          </table:table-cell>
          <table:table-cell table:formula="of:=[.D1]+[.C2]" office:value-type="float" office:value="5">
            <text:p>5</text:p>
          </table:table-cell>
          <table:table-cell table:formula="of:=[.E1]+[.D2]" office:value-type="float" office:value="6">
            <text:p>6</text:p>
          </table:table-cell>
          <table:table-cell table:formula="of:=[.F1]+[.E2]" office:value-type="float" office:value="7">
            <text:p>7</text:p>
          </table:table-cell>
          <table:table-cell table:formula="of:=[.G1]+[.F2]" office:value-type="float" office:value="8">
            <text:p>8</text:p>
          </table:table-cell>
          <table:table-cell table:formula="of:=[.H1]+[.G2]" office:value-type="float" office:value="9">
            <text:p>9</text:p>
          </table:table-cell>
          <table:table-cell table:formula="of:=[.I1]+[.H2]" office:value-type="float" office:value="10">
            <text:p>10</text:p>
          </table:table-cell>
          <table:table-cell table:formula="of:=[.J1]+[.I2]" office:value-type="float" office:value="11">
            <text:p>11</text:p>
          </table:table-cell>
          <table:table-cell table:formula="of:=[.K1]+[.J2]" office:value-type="float" office:value="12">
            <text:p>12</text:p>
          </table:table-cell>
          <table:table-cell table:formula="of:=[.L1]+[.K2]" office:value-type="float" office:value="13">
            <text:p>13</text:p>
          </table:table-cell>
          <table:table-cell table:formula="of:=[.M1]+[.L2]" office:value-type="float" office:value="14">
            <text:p>14</text:p>
          </table:table-cell>
          <table:table-cell table:formula="of:=[.N1]+[.M2]" office:value-type="float" office:value="15">
            <text:p>15</text:p>
          </table:table-cell>
          <table:table-cell table:formula="of:=[.O1]+[.N2]" office:value-type="float" office:value="16">
            <text:p>16</text:p>
          </table:table-cell>
          <table:table-cell table:formula="of:=[.P1]+[.O2]" office:value-type="float" office:value="17">
            <text:p>17</text:p>
          </table:table-cell>
          <table:table-cell table:formula="of:=[.Q1]+[.P2]" office:value-type="float" office:value="18">
            <text:p>18</text:p>
          </table:table-cell>
          <table:table-cell table:formula="of:=[.R1]+[.Q2]" office:value-type="float" office:value="19">
            <text:p>19</text:p>
          </table:table-cell>
          <table:table-cell table:formula="of:=[.S1]+[.R2]" office:value-type="float" office:value="20">
            <text:p>2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2]+[.A3]" office:value-type="float" office:value="6">
            <text:p>6</text:p>
          </table:table-cell>
          <table:table-cell table:formula="of:=[.C2]+[.B3]" office:value-type="float" office:value="10">
            <text:p>10</text:p>
          </table:table-cell>
          <table:table-cell table:formula="of:=[.D2]+[.C3]" office:value-type="float" office:value="15">
            <text:p>15</text:p>
          </table:table-cell>
          <table:table-cell table:formula="of:=[.E2]+[.D3]" office:value-type="float" office:value="21">
            <text:p>21</text:p>
          </table:table-cell>
          <table:table-cell table:formula="of:=[.F2]+[.E3]" office:value-type="float" office:value="28">
            <text:p>28</text:p>
          </table:table-cell>
          <table:table-cell table:formula="of:=[.G2]+[.F3]" office:value-type="float" office:value="36">
            <text:p>36</text:p>
          </table:table-cell>
          <table:table-cell table:formula="of:=[.H2]+[.G3]" office:value-type="float" office:value="45">
            <text:p>45</text:p>
          </table:table-cell>
          <table:table-cell table:formula="of:=[.I2]+[.H3]" office:value-type="float" office:value="55">
            <text:p>55</text:p>
          </table:table-cell>
          <table:table-cell table:formula="of:=[.J2]+[.I3]" office:value-type="float" office:value="66">
            <text:p>66</text:p>
          </table:table-cell>
          <table:table-cell table:formula="of:=[.K2]+[.J3]" office:value-type="float" office:value="78">
            <text:p>78</text:p>
          </table:table-cell>
          <table:table-cell table:formula="of:=[.L2]+[.K3]" office:value-type="float" office:value="91">
            <text:p>91</text:p>
          </table:table-cell>
          <table:table-cell table:formula="of:=[.M2]+[.L3]" office:value-type="float" office:value="105">
            <text:p>105</text:p>
          </table:table-cell>
          <table:table-cell table:formula="of:=[.N2]+[.M3]" office:value-type="float" office:value="120">
            <text:p>120</text:p>
          </table:table-cell>
          <table:table-cell table:formula="of:=[.O2]+[.N3]" office:value-type="float" office:value="136">
            <text:p>136</text:p>
          </table:table-cell>
          <table:table-cell table:formula="of:=[.P2]+[.O3]" office:value-type="float" office:value="153">
            <text:p>153</text:p>
          </table:table-cell>
          <table:table-cell table:formula="of:=[.Q2]+[.P3]" office:value-type="float" office:value="171">
            <text:p>171</text:p>
          </table:table-cell>
          <table:table-cell table:formula="of:=[.R2]+[.Q3]" office:value-type="float" office:value="190">
            <text:p>190</text:p>
          </table:table-cell>
          <table:table-cell table:formula="of:=[.S2]+[.R3]" office:value-type="float" office:value="210">
            <text:p>21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3]+[.A4]" office:value-type="float" office:value="10">
            <text:p>10</text:p>
          </table:table-cell>
          <table:table-cell table:formula="of:=[.C3]+[.B4]" office:value-type="float" office:value="20">
            <text:p>20</text:p>
          </table:table-cell>
          <table:table-cell table:formula="of:=[.D3]+[.C4]" office:value-type="float" office:value="35">
            <text:p>35</text:p>
          </table:table-cell>
          <table:table-cell table:formula="of:=[.E3]+[.D4]" office:value-type="float" office:value="56">
            <text:p>56</text:p>
          </table:table-cell>
          <table:table-cell table:formula="of:=[.F3]+[.E4]" office:value-type="float" office:value="84">
            <text:p>84</text:p>
          </table:table-cell>
          <table:table-cell table:formula="of:=[.G3]+[.F4]" office:value-type="float" office:value="120">
            <text:p>120</text:p>
          </table:table-cell>
          <table:table-cell table:formula="of:=[.H3]+[.G4]" office:value-type="float" office:value="165">
            <text:p>165</text:p>
          </table:table-cell>
          <table:table-cell table:formula="of:=[.I3]+[.H4]" office:value-type="float" office:value="220">
            <text:p>220</text:p>
          </table:table-cell>
          <table:table-cell table:formula="of:=[.J3]+[.I4]" office:value-type="float" office:value="286">
            <text:p>286</text:p>
          </table:table-cell>
          <table:table-cell table:formula="of:=[.K3]+[.J4]" office:value-type="float" office:value="364">
            <text:p>364</text:p>
          </table:table-cell>
          <table:table-cell table:formula="of:=[.L3]+[.K4]" office:value-type="float" office:value="455">
            <text:p>455</text:p>
          </table:table-cell>
          <table:table-cell table:formula="of:=[.M3]+[.L4]" office:value-type="float" office:value="560">
            <text:p>560</text:p>
          </table:table-cell>
          <table:table-cell table:formula="of:=[.N3]+[.M4]" office:value-type="float" office:value="680">
            <text:p>680</text:p>
          </table:table-cell>
          <table:table-cell table:formula="of:=[.O3]+[.N4]" office:value-type="float" office:value="816">
            <text:p>816</text:p>
          </table:table-cell>
          <table:table-cell table:formula="of:=[.P3]+[.O4]" office:value-type="float" office:value="969">
            <text:p>969</text:p>
          </table:table-cell>
          <table:table-cell table:formula="of:=[.Q3]+[.P4]" office:value-type="float" office:value="1140">
            <text:p>1140</text:p>
          </table:table-cell>
          <table:table-cell table:formula="of:=[.R3]+[.Q4]" office:value-type="float" office:value="1330">
            <text:p>1330</text:p>
          </table:table-cell>
          <table:table-cell table:formula="of:=[.S3]+[.R4]" office:value-type="float" office:value="1540">
            <text:p>154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4]+[.A5]" office:value-type="float" office:value="15">
            <text:p>15</text:p>
          </table:table-cell>
          <table:table-cell table:formula="of:=[.C4]+[.B5]" office:value-type="float" office:value="35">
            <text:p>35</text:p>
          </table:table-cell>
          <table:table-cell table:formula="of:=[.D4]+[.C5]" office:value-type="float" office:value="70">
            <text:p>70</text:p>
          </table:table-cell>
          <table:table-cell table:formula="of:=[.E4]+[.D5]" office:value-type="float" office:value="126">
            <text:p>126</text:p>
          </table:table-cell>
          <table:table-cell table:formula="of:=[.F4]+[.E5]" office:value-type="float" office:value="210">
            <text:p>210</text:p>
          </table:table-cell>
          <table:table-cell table:formula="of:=[.G4]+[.F5]" office:value-type="float" office:value="330">
            <text:p>330</text:p>
          </table:table-cell>
          <table:table-cell table:formula="of:=[.H4]+[.G5]" office:value-type="float" office:value="495">
            <text:p>495</text:p>
          </table:table-cell>
          <table:table-cell table:formula="of:=[.I4]+[.H5]" office:value-type="float" office:value="715">
            <text:p>715</text:p>
          </table:table-cell>
          <table:table-cell table:formula="of:=[.J4]+[.I5]" office:value-type="float" office:value="1001">
            <text:p>1001</text:p>
          </table:table-cell>
          <table:table-cell table:formula="of:=[.K4]+[.J5]" office:value-type="float" office:value="1365">
            <text:p>1365</text:p>
          </table:table-cell>
          <table:table-cell table:formula="of:=[.L4]+[.K5]" office:value-type="float" office:value="1820">
            <text:p>1820</text:p>
          </table:table-cell>
          <table:table-cell table:formula="of:=[.M4]+[.L5]" office:value-type="float" office:value="2380">
            <text:p>2380</text:p>
          </table:table-cell>
          <table:table-cell table:formula="of:=[.N4]+[.M5]" office:value-type="float" office:value="3060">
            <text:p>3060</text:p>
          </table:table-cell>
          <table:table-cell table:formula="of:=[.O4]+[.N5]" office:value-type="float" office:value="3876">
            <text:p>3876</text:p>
          </table:table-cell>
          <table:table-cell table:formula="of:=[.P4]+[.O5]" office:value-type="float" office:value="4845">
            <text:p>4845</text:p>
          </table:table-cell>
          <table:table-cell table:formula="of:=[.Q4]+[.P5]" office:value-type="float" office:value="5985">
            <text:p>5985</text:p>
          </table:table-cell>
          <table:table-cell table:formula="of:=[.R4]+[.Q5]" office:value-type="float" office:value="7315">
            <text:p>7315</text:p>
          </table:table-cell>
          <table:table-cell table:formula="of:=[.S4]+[.R5]" office:value-type="float" office:value="8855">
            <text:p>885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5]+[.A6]" office:value-type="float" office:value="21">
            <text:p>21</text:p>
          </table:table-cell>
          <table:table-cell table:formula="of:=[.C5]+[.B6]" office:value-type="float" office:value="56">
            <text:p>56</text:p>
          </table:table-cell>
          <table:table-cell table:formula="of:=[.D5]+[.C6]" office:value-type="float" office:value="126">
            <text:p>126</text:p>
          </table:table-cell>
          <table:table-cell table:formula="of:=[.E5]+[.D6]" office:value-type="float" office:value="252">
            <text:p>252</text:p>
          </table:table-cell>
          <table:table-cell table:formula="of:=[.F5]+[.E6]" office:value-type="float" office:value="462">
            <text:p>462</text:p>
          </table:table-cell>
          <table:table-cell table:formula="of:=[.G5]+[.F6]" office:value-type="float" office:value="792">
            <text:p>792</text:p>
          </table:table-cell>
          <table:table-cell table:formula="of:=[.H5]+[.G6]" office:value-type="float" office:value="1287">
            <text:p>1287</text:p>
          </table:table-cell>
          <table:table-cell table:formula="of:=[.I5]+[.H6]" office:value-type="float" office:value="2002">
            <text:p>2002</text:p>
          </table:table-cell>
          <table:table-cell table:formula="of:=[.J5]+[.I6]" office:value-type="float" office:value="3003">
            <text:p>3003</text:p>
          </table:table-cell>
          <table:table-cell table:formula="of:=[.K5]+[.J6]" office:value-type="float" office:value="4368">
            <text:p>4368</text:p>
          </table:table-cell>
          <table:table-cell table:formula="of:=[.L5]+[.K6]" office:value-type="float" office:value="6188">
            <text:p>6188</text:p>
          </table:table-cell>
          <table:table-cell table:formula="of:=[.M5]+[.L6]" office:value-type="float" office:value="8568">
            <text:p>8568</text:p>
          </table:table-cell>
          <table:table-cell table:formula="of:=[.N5]+[.M6]" office:value-type="float" office:value="11628">
            <text:p>11628</text:p>
          </table:table-cell>
          <table:table-cell table:formula="of:=[.O5]+[.N6]" office:value-type="float" office:value="15504">
            <text:p>15504</text:p>
          </table:table-cell>
          <table:table-cell table:formula="of:=[.P5]+[.O6]" office:value-type="float" office:value="20349">
            <text:p>20349</text:p>
          </table:table-cell>
          <table:table-cell table:formula="of:=[.Q5]+[.P6]" office:value-type="float" office:value="26334">
            <text:p>26334</text:p>
          </table:table-cell>
          <table:table-cell table:formula="of:=[.R5]+[.Q6]" office:value-type="float" office:value="33649">
            <text:p>33649</text:p>
          </table:table-cell>
          <table:table-cell table:formula="of:=[.S5]+[.R6]" office:value-type="float" office:value="42504">
            <text:p>42504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6]+[.A7]" office:value-type="float" office:value="28">
            <text:p>28</text:p>
          </table:table-cell>
          <table:table-cell table:formula="of:=[.C6]+[.B7]" office:value-type="float" office:value="84">
            <text:p>84</text:p>
          </table:table-cell>
          <table:table-cell table:formula="of:=[.D6]+[.C7]" office:value-type="float" office:value="210">
            <text:p>210</text:p>
          </table:table-cell>
          <table:table-cell table:formula="of:=[.E6]+[.D7]" office:value-type="float" office:value="462">
            <text:p>462</text:p>
          </table:table-cell>
          <table:table-cell table:formula="of:=[.F6]+[.E7]" office:value-type="float" office:value="924">
            <text:p>924</text:p>
          </table:table-cell>
          <table:table-cell table:formula="of:=[.G6]+[.F7]" office:value-type="float" office:value="1716">
            <text:p>1716</text:p>
          </table:table-cell>
          <table:table-cell table:formula="of:=[.H6]+[.G7]" office:value-type="float" office:value="3003">
            <text:p>3003</text:p>
          </table:table-cell>
          <table:table-cell table:formula="of:=[.I6]+[.H7]" office:value-type="float" office:value="5005">
            <text:p>5005</text:p>
          </table:table-cell>
          <table:table-cell table:formula="of:=[.J6]+[.I7]" office:value-type="float" office:value="8008">
            <text:p>8008</text:p>
          </table:table-cell>
          <table:table-cell table:formula="of:=[.K6]+[.J7]" office:value-type="float" office:value="12376">
            <text:p>12376</text:p>
          </table:table-cell>
          <table:table-cell table:formula="of:=[.L6]+[.K7]" office:value-type="float" office:value="18564">
            <text:p>18564</text:p>
          </table:table-cell>
          <table:table-cell table:formula="of:=[.M6]+[.L7]" office:value-type="float" office:value="27132">
            <text:p>27132</text:p>
          </table:table-cell>
          <table:table-cell table:formula="of:=[.N6]+[.M7]" office:value-type="float" office:value="38760">
            <text:p>38760</text:p>
          </table:table-cell>
          <table:table-cell table:formula="of:=[.O6]+[.N7]" office:value-type="float" office:value="54264">
            <text:p>54264</text:p>
          </table:table-cell>
          <table:table-cell table:formula="of:=[.P6]+[.O7]" office:value-type="float" office:value="74613">
            <text:p>74613</text:p>
          </table:table-cell>
          <table:table-cell table:formula="of:=[.Q6]+[.P7]" office:value-type="float" office:value="100947">
            <text:p>100947</text:p>
          </table:table-cell>
          <table:table-cell table:formula="of:=[.R6]+[.Q7]" office:value-type="float" office:value="134596">
            <text:p>134596</text:p>
          </table:table-cell>
          <table:table-cell table:formula="of:=[.S6]+[.R7]" office:value-type="float" office:value="177100">
            <text:p>177100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7]+[.A8]" office:value-type="float" office:value="36">
            <text:p>36</text:p>
          </table:table-cell>
          <table:table-cell table:formula="of:=[.C7]+[.B8]" office:value-type="float" office:value="120">
            <text:p>120</text:p>
          </table:table-cell>
          <table:table-cell table:formula="of:=[.D7]+[.C8]" office:value-type="float" office:value="330">
            <text:p>330</text:p>
          </table:table-cell>
          <table:table-cell table:formula="of:=[.E7]+[.D8]" office:value-type="float" office:value="792">
            <text:p>792</text:p>
          </table:table-cell>
          <table:table-cell table:formula="of:=[.F7]+[.E8]" office:value-type="float" office:value="1716">
            <text:p>1716</text:p>
          </table:table-cell>
          <table:table-cell table:formula="of:=[.G7]+[.F8]" office:value-type="float" office:value="3432">
            <text:p>3432</text:p>
          </table:table-cell>
          <table:table-cell table:formula="of:=[.H7]+[.G8]" office:value-type="float" office:value="6435">
            <text:p>6435</text:p>
          </table:table-cell>
          <table:table-cell table:formula="of:=[.I7]+[.H8]" office:value-type="float" office:value="11440">
            <text:p>11440</text:p>
          </table:table-cell>
          <table:table-cell table:formula="of:=[.J7]+[.I8]" office:value-type="float" office:value="19448">
            <text:p>19448</text:p>
          </table:table-cell>
          <table:table-cell table:formula="of:=[.K7]+[.J8]" office:value-type="float" office:value="31824">
            <text:p>31824</text:p>
          </table:table-cell>
          <table:table-cell table:formula="of:=[.L7]+[.K8]" office:value-type="float" office:value="50388">
            <text:p>50388</text:p>
          </table:table-cell>
          <table:table-cell table:formula="of:=[.M7]+[.L8]" office:value-type="float" office:value="77520">
            <text:p>77520</text:p>
          </table:table-cell>
          <table:table-cell table:formula="of:=[.N7]+[.M8]" office:value-type="float" office:value="116280">
            <text:p>116280</text:p>
          </table:table-cell>
          <table:table-cell table:formula="of:=[.O7]+[.N8]" office:value-type="float" office:value="170544">
            <text:p>170544</text:p>
          </table:table-cell>
          <table:table-cell table:formula="of:=[.P7]+[.O8]" office:value-type="float" office:value="245157">
            <text:p>245157</text:p>
          </table:table-cell>
          <table:table-cell table:formula="of:=[.Q7]+[.P8]" office:value-type="float" office:value="346104">
            <text:p>346104</text:p>
          </table:table-cell>
          <table:table-cell table:formula="of:=[.R7]+[.Q8]" office:value-type="float" office:value="480700">
            <text:p>480700</text:p>
          </table:table-cell>
          <table:table-cell table:formula="of:=[.S7]+[.R8]" office:value-type="float" office:value="657800">
            <text:p>657800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8]+[.A9]" office:value-type="float" office:value="45">
            <text:p>45</text:p>
          </table:table-cell>
          <table:table-cell table:formula="of:=[.C8]+[.B9]" office:value-type="float" office:value="165">
            <text:p>165</text:p>
          </table:table-cell>
          <table:table-cell table:formula="of:=[.D8]+[.C9]" office:value-type="float" office:value="495">
            <text:p>495</text:p>
          </table:table-cell>
          <table:table-cell table:formula="of:=[.E8]+[.D9]" office:value-type="float" office:value="1287">
            <text:p>1287</text:p>
          </table:table-cell>
          <table:table-cell table:formula="of:=[.F8]+[.E9]" office:value-type="float" office:value="3003">
            <text:p>3003</text:p>
          </table:table-cell>
          <table:table-cell table:formula="of:=[.G8]+[.F9]" office:value-type="float" office:value="6435">
            <text:p>6435</text:p>
          </table:table-cell>
          <table:table-cell table:formula="of:=[.H8]+[.G9]" office:value-type="float" office:value="12870">
            <text:p>12870</text:p>
          </table:table-cell>
          <table:table-cell table:formula="of:=[.I8]+[.H9]" office:value-type="float" office:value="24310">
            <text:p>24310</text:p>
          </table:table-cell>
          <table:table-cell table:formula="of:=[.J8]+[.I9]" office:value-type="float" office:value="43758">
            <text:p>43758</text:p>
          </table:table-cell>
          <table:table-cell table:formula="of:=[.K8]+[.J9]" office:value-type="float" office:value="75582">
            <text:p>75582</text:p>
          </table:table-cell>
          <table:table-cell table:formula="of:=[.L8]+[.K9]" office:value-type="float" office:value="125970">
            <text:p>125970</text:p>
          </table:table-cell>
          <table:table-cell table:formula="of:=[.M8]+[.L9]" office:value-type="float" office:value="203490">
            <text:p>203490</text:p>
          </table:table-cell>
          <table:table-cell table:formula="of:=[.N8]+[.M9]" office:value-type="float" office:value="319770">
            <text:p>319770</text:p>
          </table:table-cell>
          <table:table-cell table:formula="of:=[.O8]+[.N9]" office:value-type="float" office:value="490314">
            <text:p>490314</text:p>
          </table:table-cell>
          <table:table-cell table:formula="of:=[.P8]+[.O9]" office:value-type="float" office:value="735471">
            <text:p>735471</text:p>
          </table:table-cell>
          <table:table-cell table:formula="of:=[.Q8]+[.P9]" office:value-type="float" office:value="1081575">
            <text:p>1081575</text:p>
          </table:table-cell>
          <table:table-cell table:formula="of:=[.R8]+[.Q9]" office:value-type="float" office:value="1562275">
            <text:p>1562275</text:p>
          </table:table-cell>
          <table:table-cell table:formula="of:=[.S8]+[.R9]" office:value-type="float" office:value="2220075">
            <text:p>222007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9]+[.A10]" office:value-type="float" office:value="55">
            <text:p>55</text:p>
          </table:table-cell>
          <table:table-cell table:formula="of:=[.C9]+[.B10]" office:value-type="float" office:value="220">
            <text:p>220</text:p>
          </table:table-cell>
          <table:table-cell table:formula="of:=[.D9]+[.C10]" office:value-type="float" office:value="715">
            <text:p>715</text:p>
          </table:table-cell>
          <table:table-cell table:formula="of:=[.E9]+[.D10]" office:value-type="float" office:value="2002">
            <text:p>2002</text:p>
          </table:table-cell>
          <table:table-cell table:formula="of:=[.F9]+[.E10]" office:value-type="float" office:value="5005">
            <text:p>5005</text:p>
          </table:table-cell>
          <table:table-cell table:formula="of:=[.G9]+[.F10]" office:value-type="float" office:value="11440">
            <text:p>11440</text:p>
          </table:table-cell>
          <table:table-cell table:formula="of:=[.H9]+[.G10]" office:value-type="float" office:value="24310">
            <text:p>24310</text:p>
          </table:table-cell>
          <table:table-cell table:formula="of:=[.I9]+[.H10]" office:value-type="float" office:value="48620">
            <text:p>48620</text:p>
          </table:table-cell>
          <table:table-cell table:formula="of:=[.J9]+[.I10]" office:value-type="float" office:value="92378">
            <text:p>92378</text:p>
          </table:table-cell>
          <table:table-cell table:formula="of:=[.K9]+[.J10]" office:value-type="float" office:value="167960">
            <text:p>167960</text:p>
          </table:table-cell>
          <table:table-cell table:formula="of:=[.L9]+[.K10]" office:value-type="float" office:value="293930">
            <text:p>293930</text:p>
          </table:table-cell>
          <table:table-cell table:formula="of:=[.M9]+[.L10]" office:value-type="float" office:value="497420">
            <text:p>497420</text:p>
          </table:table-cell>
          <table:table-cell table:formula="of:=[.N9]+[.M10]" office:value-type="float" office:value="817190">
            <text:p>817190</text:p>
          </table:table-cell>
          <table:table-cell table:formula="of:=[.O9]+[.N10]" office:value-type="float" office:value="1307504">
            <text:p>1307504</text:p>
          </table:table-cell>
          <table:table-cell table:formula="of:=[.P9]+[.O10]" office:value-type="float" office:value="2042975">
            <text:p>2042975</text:p>
          </table:table-cell>
          <table:table-cell table:formula="of:=[.Q9]+[.P10]" office:value-type="float" office:value="3124550">
            <text:p>3124550</text:p>
          </table:table-cell>
          <table:table-cell table:formula="of:=[.R9]+[.Q10]" office:value-type="float" office:value="4686825">
            <text:p>4686825</text:p>
          </table:table-cell>
          <table:table-cell table:formula="of:=[.S9]+[.R10]" office:value-type="float" office:value="6906900">
            <text:p>690690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0]+[.A11]" office:value-type="float" office:value="66">
            <text:p>66</text:p>
          </table:table-cell>
          <table:table-cell table:formula="of:=[.C10]+[.B11]" office:value-type="float" office:value="286">
            <text:p>286</text:p>
          </table:table-cell>
          <table:table-cell table:formula="of:=[.D10]+[.C11]" office:value-type="float" office:value="1001">
            <text:p>1001</text:p>
          </table:table-cell>
          <table:table-cell table:formula="of:=[.E10]+[.D11]" office:value-type="float" office:value="3003">
            <text:p>3003</text:p>
          </table:table-cell>
          <table:table-cell table:formula="of:=[.F10]+[.E11]" office:value-type="float" office:value="8008">
            <text:p>8008</text:p>
          </table:table-cell>
          <table:table-cell table:formula="of:=[.G10]+[.F11]" office:value-type="float" office:value="19448">
            <text:p>19448</text:p>
          </table:table-cell>
          <table:table-cell table:formula="of:=[.H10]+[.G11]" office:value-type="float" office:value="43758">
            <text:p>43758</text:p>
          </table:table-cell>
          <table:table-cell table:formula="of:=[.I10]+[.H11]" office:value-type="float" office:value="92378">
            <text:p>92378</text:p>
          </table:table-cell>
          <table:table-cell table:formula="of:=[.J10]+[.I11]" office:value-type="float" office:value="184756">
            <text:p>184756</text:p>
          </table:table-cell>
          <table:table-cell table:formula="of:=[.K10]+[.J11]" office:value-type="float" office:value="352716">
            <text:p>352716</text:p>
          </table:table-cell>
          <table:table-cell table:formula="of:=[.L10]+[.K11]" office:value-type="float" office:value="646646">
            <text:p>646646</text:p>
          </table:table-cell>
          <table:table-cell table:formula="of:=[.M10]+[.L11]" office:value-type="float" office:value="1144066">
            <text:p>1144066</text:p>
          </table:table-cell>
          <table:table-cell table:formula="of:=[.N10]+[.M11]" office:value-type="float" office:value="1961256">
            <text:p>1961256</text:p>
          </table:table-cell>
          <table:table-cell table:formula="of:=[.O10]+[.N11]" office:value-type="float" office:value="3268760">
            <text:p>3268760</text:p>
          </table:table-cell>
          <table:table-cell table:formula="of:=[.P10]+[.O11]" office:value-type="float" office:value="5311735">
            <text:p>5311735</text:p>
          </table:table-cell>
          <table:table-cell table:formula="of:=[.Q10]+[.P11]" office:value-type="float" office:value="8436285">
            <text:p>8436285</text:p>
          </table:table-cell>
          <table:table-cell table:formula="of:=[.R10]+[.Q11]" office:value-type="float" office:value="13123110">
            <text:p>13123110</text:p>
          </table:table-cell>
          <table:table-cell table:formula="of:=[.S10]+[.R11]" office:value-type="float" office:value="20030010">
            <text:p>2003001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1]+[.A12]" office:value-type="float" office:value="78">
            <text:p>78</text:p>
          </table:table-cell>
          <table:table-cell table:formula="of:=[.C11]+[.B12]" office:value-type="float" office:value="364">
            <text:p>364</text:p>
          </table:table-cell>
          <table:table-cell table:formula="of:=[.D11]+[.C12]" office:value-type="float" office:value="1365">
            <text:p>1365</text:p>
          </table:table-cell>
          <table:table-cell table:formula="of:=[.E11]+[.D12]" office:value-type="float" office:value="4368">
            <text:p>4368</text:p>
          </table:table-cell>
          <table:table-cell table:formula="of:=[.F11]+[.E12]" office:value-type="float" office:value="12376">
            <text:p>12376</text:p>
          </table:table-cell>
          <table:table-cell table:formula="of:=[.G11]+[.F12]" office:value-type="float" office:value="31824">
            <text:p>31824</text:p>
          </table:table-cell>
          <table:table-cell table:formula="of:=[.H11]+[.G12]" office:value-type="float" office:value="75582">
            <text:p>75582</text:p>
          </table:table-cell>
          <table:table-cell table:formula="of:=[.I11]+[.H12]" office:value-type="float" office:value="167960">
            <text:p>167960</text:p>
          </table:table-cell>
          <table:table-cell table:formula="of:=[.J11]+[.I12]" office:value-type="float" office:value="352716">
            <text:p>352716</text:p>
          </table:table-cell>
          <table:table-cell table:formula="of:=[.K11]+[.J12]" office:value-type="float" office:value="705432">
            <text:p>705432</text:p>
          </table:table-cell>
          <table:table-cell table:formula="of:=[.L11]+[.K12]" office:value-type="float" office:value="1352078">
            <text:p>1352078</text:p>
          </table:table-cell>
          <table:table-cell table:formula="of:=[.M11]+[.L12]" office:value-type="float" office:value="2496144">
            <text:p>2496144</text:p>
          </table:table-cell>
          <table:table-cell table:formula="of:=[.N11]+[.M12]" office:value-type="float" office:value="4457400">
            <text:p>4457400</text:p>
          </table:table-cell>
          <table:table-cell table:formula="of:=[.O11]+[.N12]" office:value-type="float" office:value="7726160">
            <text:p>7726160</text:p>
          </table:table-cell>
          <table:table-cell table:formula="of:=[.P11]+[.O12]" office:value-type="float" office:value="13037895">
            <text:p>13037895</text:p>
          </table:table-cell>
          <table:table-cell table:formula="of:=[.Q11]+[.P12]" office:value-type="float" office:value="21474180">
            <text:p>21474180</text:p>
          </table:table-cell>
          <table:table-cell table:formula="of:=[.R11]+[.Q12]" office:value-type="float" office:value="34597290">
            <text:p>34597290</text:p>
          </table:table-cell>
          <table:table-cell table:formula="of:=[.S11]+[.R12]" office:value-type="float" office:value="54627300">
            <text:p>5462730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2]+[.A13]" office:value-type="float" office:value="91">
            <text:p>91</text:p>
          </table:table-cell>
          <table:table-cell table:formula="of:=[.C12]+[.B13]" office:value-type="float" office:value="455">
            <text:p>455</text:p>
          </table:table-cell>
          <table:table-cell table:formula="of:=[.D12]+[.C13]" office:value-type="float" office:value="1820">
            <text:p>1820</text:p>
          </table:table-cell>
          <table:table-cell table:formula="of:=[.E12]+[.D13]" office:value-type="float" office:value="6188">
            <text:p>6188</text:p>
          </table:table-cell>
          <table:table-cell table:formula="of:=[.F12]+[.E13]" office:value-type="float" office:value="18564">
            <text:p>18564</text:p>
          </table:table-cell>
          <table:table-cell table:formula="of:=[.G12]+[.F13]" office:value-type="float" office:value="50388">
            <text:p>50388</text:p>
          </table:table-cell>
          <table:table-cell table:formula="of:=[.H12]+[.G13]" office:value-type="float" office:value="125970">
            <text:p>125970</text:p>
          </table:table-cell>
          <table:table-cell table:formula="of:=[.I12]+[.H13]" office:value-type="float" office:value="293930">
            <text:p>293930</text:p>
          </table:table-cell>
          <table:table-cell table:formula="of:=[.J12]+[.I13]" office:value-type="float" office:value="646646">
            <text:p>646646</text:p>
          </table:table-cell>
          <table:table-cell table:formula="of:=[.K12]+[.J13]" office:value-type="float" office:value="1352078">
            <text:p>1352078</text:p>
          </table:table-cell>
          <table:table-cell table:formula="of:=[.L12]+[.K13]" office:value-type="float" office:value="2704156">
            <text:p>2704156</text:p>
          </table:table-cell>
          <table:table-cell table:formula="of:=[.M12]+[.L13]" office:value-type="float" office:value="5200300">
            <text:p>5200300</text:p>
          </table:table-cell>
          <table:table-cell table:formula="of:=[.N12]+[.M13]" office:value-type="float" office:value="9657700">
            <text:p>9657700</text:p>
          </table:table-cell>
          <table:table-cell table:formula="of:=[.O12]+[.N13]" office:value-type="float" office:value="17383860">
            <text:p>17383860</text:p>
          </table:table-cell>
          <table:table-cell table:formula="of:=[.P12]+[.O13]" office:value-type="float" office:value="30421755">
            <text:p>30421755</text:p>
          </table:table-cell>
          <table:table-cell table:formula="of:=[.Q12]+[.P13]" office:value-type="float" office:value="51895935">
            <text:p>51895935</text:p>
          </table:table-cell>
          <table:table-cell table:formula="of:=[.R12]+[.Q13]" office:value-type="float" office:value="86493225">
            <text:p>86493225</text:p>
          </table:table-cell>
          <table:table-cell table:formula="of:=[.S12]+[.R13]" office:value-type="float" office:value="141120525">
            <text:p>14112052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3]+[.A14]" office:value-type="float" office:value="105">
            <text:p>105</text:p>
          </table:table-cell>
          <table:table-cell table:formula="of:=[.C13]+[.B14]" office:value-type="float" office:value="560">
            <text:p>560</text:p>
          </table:table-cell>
          <table:table-cell table:formula="of:=[.D13]+[.C14]" office:value-type="float" office:value="2380">
            <text:p>2380</text:p>
          </table:table-cell>
          <table:table-cell table:formula="of:=[.E13]+[.D14]" office:value-type="float" office:value="8568">
            <text:p>8568</text:p>
          </table:table-cell>
          <table:table-cell table:formula="of:=[.F13]+[.E14]" office:value-type="float" office:value="27132">
            <text:p>27132</text:p>
          </table:table-cell>
          <table:table-cell table:formula="of:=[.G13]+[.F14]" office:value-type="float" office:value="77520">
            <text:p>77520</text:p>
          </table:table-cell>
          <table:table-cell table:formula="of:=[.H13]+[.G14]" office:value-type="float" office:value="203490">
            <text:p>203490</text:p>
          </table:table-cell>
          <table:table-cell table:formula="of:=[.I13]+[.H14]" office:value-type="float" office:value="497420">
            <text:p>497420</text:p>
          </table:table-cell>
          <table:table-cell table:formula="of:=[.J13]+[.I14]" office:value-type="float" office:value="1144066">
            <text:p>1144066</text:p>
          </table:table-cell>
          <table:table-cell table:formula="of:=[.K13]+[.J14]" office:value-type="float" office:value="2496144">
            <text:p>2496144</text:p>
          </table:table-cell>
          <table:table-cell table:formula="of:=[.L13]+[.K14]" office:value-type="float" office:value="5200300">
            <text:p>5200300</text:p>
          </table:table-cell>
          <table:table-cell table:formula="of:=[.M13]+[.L14]" office:value-type="float" office:value="10400600">
            <text:p>10400600</text:p>
          </table:table-cell>
          <table:table-cell table:formula="of:=[.N13]+[.M14]" office:value-type="float" office:value="20058300">
            <text:p>20058300</text:p>
          </table:table-cell>
          <table:table-cell table:formula="of:=[.O13]+[.N14]" office:value-type="float" office:value="37442160">
            <text:p>37442160</text:p>
          </table:table-cell>
          <table:table-cell table:formula="of:=[.P13]+[.O14]" office:value-type="float" office:value="67863915">
            <text:p>67863915</text:p>
          </table:table-cell>
          <table:table-cell table:formula="of:=[.Q13]+[.P14]" office:value-type="float" office:value="119759850">
            <text:p>119759850</text:p>
          </table:table-cell>
          <table:table-cell table:formula="of:=[.R13]+[.Q14]" office:value-type="float" office:value="206253075">
            <text:p>206253075</text:p>
          </table:table-cell>
          <table:table-cell table:formula="of:=[.S13]+[.R14]" office:value-type="float" office:value="347373600">
            <text:p>34737360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[.B14]+[.A15]" office:value-type="float" office:value="120">
            <text:p>120</text:p>
          </table:table-cell>
          <table:table-cell table:formula="of:=[.C14]+[.B15]" office:value-type="float" office:value="680">
            <text:p>680</text:p>
          </table:table-cell>
          <table:table-cell table:formula="of:=[.D14]+[.C15]" office:value-type="float" office:value="3060">
            <text:p>3060</text:p>
          </table:table-cell>
          <table:table-cell table:formula="of:=[.E14]+[.D15]" office:value-type="float" office:value="11628">
            <text:p>11628</text:p>
          </table:table-cell>
          <table:table-cell table:formula="of:=[.F14]+[.E15]" office:value-type="float" office:value="38760">
            <text:p>38760</text:p>
          </table:table-cell>
          <table:table-cell table:formula="of:=[.G14]+[.F15]" office:value-type="float" office:value="116280">
            <text:p>116280</text:p>
          </table:table-cell>
          <table:table-cell table:formula="of:=[.H14]+[.G15]" office:value-type="float" office:value="319770">
            <text:p>319770</text:p>
          </table:table-cell>
          <table:table-cell table:formula="of:=[.I14]+[.H15]" office:value-type="float" office:value="817190">
            <text:p>817190</text:p>
          </table:table-cell>
          <table:table-cell table:formula="of:=[.J14]+[.I15]" office:value-type="float" office:value="1961256">
            <text:p>1961256</text:p>
          </table:table-cell>
          <table:table-cell table:formula="of:=[.K14]+[.J15]" office:value-type="float" office:value="4457400">
            <text:p>4457400</text:p>
          </table:table-cell>
          <table:table-cell table:formula="of:=[.L14]+[.K15]" office:value-type="float" office:value="9657700">
            <text:p>9657700</text:p>
          </table:table-cell>
          <table:table-cell table:formula="of:=[.M14]+[.L15]" office:value-type="float" office:value="20058300">
            <text:p>20058300</text:p>
          </table:table-cell>
          <table:table-cell table:formula="of:=[.N14]+[.M15]" office:value-type="float" office:value="40116600">
            <text:p>40116600</text:p>
          </table:table-cell>
          <table:table-cell table:formula="of:=[.O14]+[.N15]" office:value-type="float" office:value="77558760">
            <text:p>77558760</text:p>
          </table:table-cell>
          <table:table-cell table:formula="of:=[.P14]+[.O15]" office:value-type="float" office:value="145422675">
            <text:p>145422675</text:p>
          </table:table-cell>
          <table:table-cell table:formula="of:=[.Q14]+[.P15]" office:value-type="float" office:value="265182525">
            <text:p>265182525</text:p>
          </table:table-cell>
          <table:table-cell table:formula="of:=[.R14]+[.Q15]" office:value-type="float" office:value="471435600">
            <text:p>471435600</text:p>
          </table:table-cell>
          <table:table-cell table:formula="of:=[.S14]+[.R15]" office:value-type="float" office:value="818809200">
            <text:p>81880920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[.B15]+[.A16]" office:value-type="float" office:value="136">
            <text:p>136</text:p>
          </table:table-cell>
          <table:table-cell table:formula="of:=[.C15]+[.B16]" office:value-type="float" office:value="816">
            <text:p>816</text:p>
          </table:table-cell>
          <table:table-cell table:formula="of:=[.D15]+[.C16]" office:value-type="float" office:value="3876">
            <text:p>3876</text:p>
          </table:table-cell>
          <table:table-cell table:formula="of:=[.E15]+[.D16]" office:value-type="float" office:value="15504">
            <text:p>15504</text:p>
          </table:table-cell>
          <table:table-cell table:formula="of:=[.F15]+[.E16]" office:value-type="float" office:value="54264">
            <text:p>54264</text:p>
          </table:table-cell>
          <table:table-cell table:formula="of:=[.G15]+[.F16]" office:value-type="float" office:value="170544">
            <text:p>170544</text:p>
          </table:table-cell>
          <table:table-cell table:formula="of:=[.H15]+[.G16]" office:value-type="float" office:value="490314">
            <text:p>490314</text:p>
          </table:table-cell>
          <table:table-cell table:formula="of:=[.I15]+[.H16]" office:value-type="float" office:value="1307504">
            <text:p>1307504</text:p>
          </table:table-cell>
          <table:table-cell table:formula="of:=[.J15]+[.I16]" office:value-type="float" office:value="3268760">
            <text:p>3268760</text:p>
          </table:table-cell>
          <table:table-cell table:formula="of:=[.K15]+[.J16]" office:value-type="float" office:value="7726160">
            <text:p>7726160</text:p>
          </table:table-cell>
          <table:table-cell table:formula="of:=[.L15]+[.K16]" office:value-type="float" office:value="17383860">
            <text:p>17383860</text:p>
          </table:table-cell>
          <table:table-cell table:formula="of:=[.M15]+[.L16]" office:value-type="float" office:value="37442160">
            <text:p>37442160</text:p>
          </table:table-cell>
          <table:table-cell table:formula="of:=[.N15]+[.M16]" office:value-type="float" office:value="77558760">
            <text:p>77558760</text:p>
          </table:table-cell>
          <table:table-cell table:formula="of:=[.O15]+[.N16]" office:value-type="float" office:value="155117520">
            <text:p>155117520</text:p>
          </table:table-cell>
          <table:table-cell table:formula="of:=[.P15]+[.O16]" office:value-type="float" office:value="300540195">
            <text:p>300540195</text:p>
          </table:table-cell>
          <table:table-cell table:formula="of:=[.Q15]+[.P16]" office:value-type="float" office:value="565722720">
            <text:p>565722720</text:p>
          </table:table-cell>
          <table:table-cell table:formula="of:=[.R15]+[.Q16]" office:value-type="float" office:value="1037158320">
            <text:p>1037158320</text:p>
          </table:table-cell>
          <table:table-cell table:formula="of:=[.S15]+[.R16]" office:value-type="float" office:value="1855967520">
            <text:p>185596752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[.B16]+[.A17]" office:value-type="float" office:value="153">
            <text:p>153</text:p>
          </table:table-cell>
          <table:table-cell table:formula="of:=[.C16]+[.B17]" office:value-type="float" office:value="969">
            <text:p>969</text:p>
          </table:table-cell>
          <table:table-cell table:formula="of:=[.D16]+[.C17]" office:value-type="float" office:value="4845">
            <text:p>4845</text:p>
          </table:table-cell>
          <table:table-cell table:formula="of:=[.E16]+[.D17]" office:value-type="float" office:value="20349">
            <text:p>20349</text:p>
          </table:table-cell>
          <table:table-cell table:formula="of:=[.F16]+[.E17]" office:value-type="float" office:value="74613">
            <text:p>74613</text:p>
          </table:table-cell>
          <table:table-cell table:formula="of:=[.G16]+[.F17]" office:value-type="float" office:value="245157">
            <text:p>245157</text:p>
          </table:table-cell>
          <table:table-cell table:formula="of:=[.H16]+[.G17]" office:value-type="float" office:value="735471">
            <text:p>735471</text:p>
          </table:table-cell>
          <table:table-cell table:formula="of:=[.I16]+[.H17]" office:value-type="float" office:value="2042975">
            <text:p>2042975</text:p>
          </table:table-cell>
          <table:table-cell table:formula="of:=[.J16]+[.I17]" office:value-type="float" office:value="5311735">
            <text:p>5311735</text:p>
          </table:table-cell>
          <table:table-cell table:formula="of:=[.K16]+[.J17]" office:value-type="float" office:value="13037895">
            <text:p>13037895</text:p>
          </table:table-cell>
          <table:table-cell table:formula="of:=[.L16]+[.K17]" office:value-type="float" office:value="30421755">
            <text:p>30421755</text:p>
          </table:table-cell>
          <table:table-cell table:formula="of:=[.M16]+[.L17]" office:value-type="float" office:value="67863915">
            <text:p>67863915</text:p>
          </table:table-cell>
          <table:table-cell table:formula="of:=[.N16]+[.M17]" office:value-type="float" office:value="145422675">
            <text:p>145422675</text:p>
          </table:table-cell>
          <table:table-cell table:formula="of:=[.O16]+[.N17]" office:value-type="float" office:value="300540195">
            <text:p>300540195</text:p>
          </table:table-cell>
          <table:table-cell table:formula="of:=[.P16]+[.O17]" office:value-type="float" office:value="601080390">
            <text:p>601080390</text:p>
          </table:table-cell>
          <table:table-cell table:formula="of:=[.Q16]+[.P17]" office:value-type="float" office:value="1166803110">
            <text:p>1166803110</text:p>
          </table:table-cell>
          <table:table-cell table:formula="of:=[.R16]+[.Q17]" office:value-type="float" office:value="2203961430">
            <text:p>2203961430</text:p>
          </table:table-cell>
          <table:table-cell table:formula="of:=[.S16]+[.R17]" office:value-type="float" office:value="4059928950">
            <text:p>405992895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[.B17]+[.A18]" office:value-type="float" office:value="171">
            <text:p>171</text:p>
          </table:table-cell>
          <table:table-cell table:formula="of:=[.C17]+[.B18]" office:value-type="float" office:value="1140">
            <text:p>1140</text:p>
          </table:table-cell>
          <table:table-cell table:formula="of:=[.D17]+[.C18]" office:value-type="float" office:value="5985">
            <text:p>5985</text:p>
          </table:table-cell>
          <table:table-cell table:formula="of:=[.E17]+[.D18]" office:value-type="float" office:value="26334">
            <text:p>26334</text:p>
          </table:table-cell>
          <table:table-cell table:formula="of:=[.F17]+[.E18]" office:value-type="float" office:value="100947">
            <text:p>100947</text:p>
          </table:table-cell>
          <table:table-cell table:formula="of:=[.G17]+[.F18]" office:value-type="float" office:value="346104">
            <text:p>346104</text:p>
          </table:table-cell>
          <table:table-cell table:formula="of:=[.H17]+[.G18]" office:value-type="float" office:value="1081575">
            <text:p>1081575</text:p>
          </table:table-cell>
          <table:table-cell table:formula="of:=[.I17]+[.H18]" office:value-type="float" office:value="3124550">
            <text:p>3124550</text:p>
          </table:table-cell>
          <table:table-cell table:formula="of:=[.J17]+[.I18]" office:value-type="float" office:value="8436285">
            <text:p>8436285</text:p>
          </table:table-cell>
          <table:table-cell table:formula="of:=[.K17]+[.J18]" office:value-type="float" office:value="21474180">
            <text:p>21474180</text:p>
          </table:table-cell>
          <table:table-cell table:formula="of:=[.L17]+[.K18]" office:value-type="float" office:value="51895935">
            <text:p>51895935</text:p>
          </table:table-cell>
          <table:table-cell table:formula="of:=[.M17]+[.L18]" office:value-type="float" office:value="119759850">
            <text:p>119759850</text:p>
          </table:table-cell>
          <table:table-cell table:formula="of:=[.N17]+[.M18]" office:value-type="float" office:value="265182525">
            <text:p>265182525</text:p>
          </table:table-cell>
          <table:table-cell table:formula="of:=[.O17]+[.N18]" office:value-type="float" office:value="565722720">
            <text:p>565722720</text:p>
          </table:table-cell>
          <table:table-cell table:formula="of:=[.P17]+[.O18]" office:value-type="float" office:value="1166803110">
            <text:p>1166803110</text:p>
          </table:table-cell>
          <table:table-cell table:formula="of:=[.Q17]+[.P18]" office:value-type="float" office:value="2333606220">
            <text:p>2333606220</text:p>
          </table:table-cell>
          <table:table-cell table:formula="of:=[.R17]+[.Q18]" office:value-type="float" office:value="4537567650">
            <text:p>4537567650</text:p>
          </table:table-cell>
          <table:table-cell table:formula="of:=[.S17]+[.R18]" office:value-type="float" office:value="8597496600">
            <text:p>859749660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[.B18]+[.A19]" office:value-type="float" office:value="190">
            <text:p>190</text:p>
          </table:table-cell>
          <table:table-cell table:formula="of:=[.C18]+[.B19]" office:value-type="float" office:value="1330">
            <text:p>1330</text:p>
          </table:table-cell>
          <table:table-cell table:formula="of:=[.D18]+[.C19]" office:value-type="float" office:value="7315">
            <text:p>7315</text:p>
          </table:table-cell>
          <table:table-cell table:formula="of:=[.E18]+[.D19]" office:value-type="float" office:value="33649">
            <text:p>33649</text:p>
          </table:table-cell>
          <table:table-cell table:formula="of:=[.F18]+[.E19]" office:value-type="float" office:value="134596">
            <text:p>134596</text:p>
          </table:table-cell>
          <table:table-cell table:formula="of:=[.G18]+[.F19]" office:value-type="float" office:value="480700">
            <text:p>480700</text:p>
          </table:table-cell>
          <table:table-cell table:formula="of:=[.H18]+[.G19]" office:value-type="float" office:value="1562275">
            <text:p>1562275</text:p>
          </table:table-cell>
          <table:table-cell table:formula="of:=[.I18]+[.H19]" office:value-type="float" office:value="4686825">
            <text:p>4686825</text:p>
          </table:table-cell>
          <table:table-cell table:formula="of:=[.J18]+[.I19]" office:value-type="float" office:value="13123110">
            <text:p>13123110</text:p>
          </table:table-cell>
          <table:table-cell table:formula="of:=[.K18]+[.J19]" office:value-type="float" office:value="34597290">
            <text:p>34597290</text:p>
          </table:table-cell>
          <table:table-cell table:formula="of:=[.L18]+[.K19]" office:value-type="float" office:value="86493225">
            <text:p>86493225</text:p>
          </table:table-cell>
          <table:table-cell table:formula="of:=[.M18]+[.L19]" office:value-type="float" office:value="206253075">
            <text:p>206253075</text:p>
          </table:table-cell>
          <table:table-cell table:formula="of:=[.N18]+[.M19]" office:value-type="float" office:value="471435600">
            <text:p>471435600</text:p>
          </table:table-cell>
          <table:table-cell table:formula="of:=[.O18]+[.N19]" office:value-type="float" office:value="1037158320">
            <text:p>1037158320</text:p>
          </table:table-cell>
          <table:table-cell table:formula="of:=[.P18]+[.O19]" office:value-type="float" office:value="2203961430">
            <text:p>2203961430</text:p>
          </table:table-cell>
          <table:table-cell table:formula="of:=[.Q18]+[.P19]" office:value-type="float" office:value="4537567650">
            <text:p>4537567650</text:p>
          </table:table-cell>
          <table:table-cell table:formula="of:=[.R18]+[.Q19]" office:value-type="float" office:value="9075135300">
            <text:p>9075135300</text:p>
          </table:table-cell>
          <table:table-cell table:formula="of:=[.S18]+[.R19]" office:value-type="float" office:value="17672631900">
            <text:p>176726319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[.B19]+[.A20]" office:value-type="float" office:value="210">
            <text:p>210</text:p>
          </table:table-cell>
          <table:table-cell table:formula="of:=[.C19]+[.B20]" office:value-type="float" office:value="1540">
            <text:p>1540</text:p>
          </table:table-cell>
          <table:table-cell table:formula="of:=[.D19]+[.C20]" office:value-type="float" office:value="8855">
            <text:p>8855</text:p>
          </table:table-cell>
          <table:table-cell table:formula="of:=[.E19]+[.D20]" office:value-type="float" office:value="42504">
            <text:p>42504</text:p>
          </table:table-cell>
          <table:table-cell table:formula="of:=[.F19]+[.E20]" office:value-type="float" office:value="177100">
            <text:p>177100</text:p>
          </table:table-cell>
          <table:table-cell table:formula="of:=[.G19]+[.F20]" office:value-type="float" office:value="657800">
            <text:p>657800</text:p>
          </table:table-cell>
          <table:table-cell table:formula="of:=[.H19]+[.G20]" office:value-type="float" office:value="2220075">
            <text:p>2220075</text:p>
          </table:table-cell>
          <table:table-cell table:formula="of:=[.I19]+[.H20]" office:value-type="float" office:value="6906900">
            <text:p>6906900</text:p>
          </table:table-cell>
          <table:table-cell table:formula="of:=[.J19]+[.I20]" office:value-type="float" office:value="20030010">
            <text:p>20030010</text:p>
          </table:table-cell>
          <table:table-cell table:formula="of:=[.K19]+[.J20]" office:value-type="float" office:value="54627300">
            <text:p>54627300</text:p>
          </table:table-cell>
          <table:table-cell table:formula="of:=[.L19]+[.K20]" office:value-type="float" office:value="141120525">
            <text:p>141120525</text:p>
          </table:table-cell>
          <table:table-cell table:formula="of:=[.M19]+[.L20]" office:value-type="float" office:value="347373600">
            <text:p>347373600</text:p>
          </table:table-cell>
          <table:table-cell table:formula="of:=[.N19]+[.M20]" office:value-type="float" office:value="818809200">
            <text:p>818809200</text:p>
          </table:table-cell>
          <table:table-cell table:formula="of:=[.O19]+[.N20]" office:value-type="float" office:value="1855967520">
            <text:p>1855967520</text:p>
          </table:table-cell>
          <table:table-cell table:formula="of:=[.P19]+[.O20]" office:value-type="float" office:value="4059928950">
            <text:p>4059928950</text:p>
          </table:table-cell>
          <table:table-cell table:formula="of:=[.Q19]+[.P20]" office:value-type="float" office:value="8597496600">
            <text:p>8597496600</text:p>
          </table:table-cell>
          <table:table-cell table:formula="of:=[.R19]+[.Q20]" office:value-type="float" office:value="17672631900">
            <text:p>17672631900</text:p>
          </table:table-cell>
          <table:table-cell table:formula="of:=[.S19]+[.R20]" office:value-type="float" office:value="35345263800">
            <text:p>3534526380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[.B20]+[.A21]" office:value-type="float" office:value="231">
            <text:p>231</text:p>
          </table:table-cell>
          <table:table-cell table:formula="of:=[.C20]+[.B21]" office:value-type="float" office:value="1771">
            <text:p>1771</text:p>
          </table:table-cell>
          <table:table-cell table:formula="of:=[.D20]+[.C21]" office:value-type="float" office:value="10626">
            <text:p>10626</text:p>
          </table:table-cell>
          <table:table-cell table:formula="of:=[.E20]+[.D21]" office:value-type="float" office:value="53130">
            <text:p>53130</text:p>
          </table:table-cell>
          <table:table-cell table:formula="of:=[.F20]+[.E21]" office:value-type="float" office:value="230230">
            <text:p>230230</text:p>
          </table:table-cell>
          <table:table-cell table:formula="of:=[.G20]+[.F21]" office:value-type="float" office:value="888030">
            <text:p>888030</text:p>
          </table:table-cell>
          <table:table-cell table:formula="of:=[.H20]+[.G21]" office:value-type="float" office:value="3108105">
            <text:p>3108105</text:p>
          </table:table-cell>
          <table:table-cell table:formula="of:=[.I20]+[.H21]" office:value-type="float" office:value="10015005">
            <text:p>10015005</text:p>
          </table:table-cell>
          <table:table-cell table:formula="of:=[.J20]+[.I21]" office:value-type="float" office:value="30045015">
            <text:p>30045015</text:p>
          </table:table-cell>
          <table:table-cell table:formula="of:=[.K20]+[.J21]" office:value-type="float" office:value="84672315">
            <text:p>84672315</text:p>
          </table:table-cell>
          <table:table-cell table:formula="of:=[.L20]+[.K21]" office:value-type="float" office:value="225792840">
            <text:p>225792840</text:p>
          </table:table-cell>
          <table:table-cell table:formula="of:=[.M20]+[.L21]" office:value-type="float" office:value="573166440">
            <text:p>573166440</text:p>
          </table:table-cell>
          <table:table-cell table:formula="of:=[.N20]+[.M21]" office:value-type="float" office:value="1391975640">
            <text:p>1391975640</text:p>
          </table:table-cell>
          <table:table-cell table:formula="of:=[.O20]+[.N21]" office:value-type="float" office:value="3247943160">
            <text:p>3247943160</text:p>
          </table:table-cell>
          <table:table-cell table:formula="of:=[.P20]+[.O21]" office:value-type="float" office:value="7307872110">
            <text:p>7307872110</text:p>
          </table:table-cell>
          <table:table-cell table:formula="of:=[.Q20]+[.P21]" office:value-type="float" office:value="15905368710">
            <text:p>15905368710</text:p>
          </table:table-cell>
          <table:table-cell table:formula="of:=[.R20]+[.Q21]" office:value-type="float" office:value="33578000610">
            <text:p>33578000610</text:p>
          </table:table-cell>
          <table:table-cell table:formula="of:=[.S20]+[.R21]" office:value-type="float" office:value="68923264410">
            <text:p>6892326441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[.B21]+[.A22]" office:value-type="float" office:value="253">
            <text:p>253</text:p>
          </table:table-cell>
          <table:table-cell table:formula="of:=[.C21]+[.B22]" office:value-type="float" office:value="2024">
            <text:p>2024</text:p>
          </table:table-cell>
          <table:table-cell table:formula="of:=[.D21]+[.C22]" office:value-type="float" office:value="12650">
            <text:p>12650</text:p>
          </table:table-cell>
          <table:table-cell table:formula="of:=[.E21]+[.D22]" office:value-type="float" office:value="65780">
            <text:p>65780</text:p>
          </table:table-cell>
          <table:table-cell table:formula="of:=[.F21]+[.E22]" office:value-type="float" office:value="296010">
            <text:p>296010</text:p>
          </table:table-cell>
          <table:table-cell table:formula="of:=[.G21]+[.F22]" office:value-type="float" office:value="1184040">
            <text:p>1184040</text:p>
          </table:table-cell>
          <table:table-cell table:formula="of:=[.H21]+[.G22]" office:value-type="float" office:value="4292145">
            <text:p>4292145</text:p>
          </table:table-cell>
          <table:table-cell table:formula="of:=[.I21]+[.H22]" office:value-type="float" office:value="14307150">
            <text:p>14307150</text:p>
          </table:table-cell>
          <table:table-cell table:formula="of:=[.J21]+[.I22]" office:value-type="float" office:value="44352165">
            <text:p>44352165</text:p>
          </table:table-cell>
          <table:table-cell table:formula="of:=[.K21]+[.J22]" office:value-type="float" office:value="129024480">
            <text:p>129024480</text:p>
          </table:table-cell>
          <table:table-cell table:formula="of:=[.L21]+[.K22]" office:value-type="float" office:value="354817320">
            <text:p>354817320</text:p>
          </table:table-cell>
          <table:table-cell table:formula="of:=[.M21]+[.L22]" office:value-type="float" office:value="927983760">
            <text:p>927983760</text:p>
          </table:table-cell>
          <table:table-cell table:formula="of:=[.N21]+[.M22]" office:value-type="float" office:value="2319959400">
            <text:p>2319959400</text:p>
          </table:table-cell>
          <table:table-cell table:formula="of:=[.O21]+[.N22]" office:value-type="float" office:value="5567902560">
            <text:p>5567902560</text:p>
          </table:table-cell>
          <table:table-cell table:formula="of:=[.P21]+[.O22]" office:value-type="float" office:value="12875774670">
            <text:p>12875774670</text:p>
          </table:table-cell>
          <table:table-cell table:formula="of:=[.Q21]+[.P22]" office:value-type="float" office:value="28781143380">
            <text:p>28781143380</text:p>
          </table:table-cell>
          <table:table-cell table:formula="of:=[.R21]+[.Q22]" office:value-type="float" office:value="62359143990">
            <text:p>62359143990</text:p>
          </table:table-cell>
          <table:table-cell table:formula="of:=[.S21]+[.R22]" office:value-type="float" office:value="131282408400">
            <text:p>13128240840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[.B22]+[.A23]" office:value-type="float" office:value="276">
            <text:p>276</text:p>
          </table:table-cell>
          <table:table-cell table:formula="of:=[.C22]+[.B23]" office:value-type="float" office:value="2300">
            <text:p>2300</text:p>
          </table:table-cell>
          <table:table-cell table:formula="of:=[.D22]+[.C23]" office:value-type="float" office:value="14950">
            <text:p>14950</text:p>
          </table:table-cell>
          <table:table-cell table:formula="of:=[.E22]+[.D23]" office:value-type="float" office:value="80730">
            <text:p>80730</text:p>
          </table:table-cell>
          <table:table-cell table:formula="of:=[.F22]+[.E23]" office:value-type="float" office:value="376740">
            <text:p>376740</text:p>
          </table:table-cell>
          <table:table-cell table:formula="of:=[.G22]+[.F23]" office:value-type="float" office:value="1560780">
            <text:p>1560780</text:p>
          </table:table-cell>
          <table:table-cell table:formula="of:=[.H22]+[.G23]" office:value-type="float" office:value="5852925">
            <text:p>5852925</text:p>
          </table:table-cell>
          <table:table-cell table:formula="of:=[.I22]+[.H23]" office:value-type="float" office:value="20160075">
            <text:p>20160075</text:p>
          </table:table-cell>
          <table:table-cell table:formula="of:=[.J22]+[.I23]" office:value-type="float" office:value="64512240">
            <text:p>64512240</text:p>
          </table:table-cell>
          <table:table-cell table:formula="of:=[.K22]+[.J23]" office:value-type="float" office:value="193536720">
            <text:p>193536720</text:p>
          </table:table-cell>
          <table:table-cell table:formula="of:=[.L22]+[.K23]" office:value-type="float" office:value="548354040">
            <text:p>548354040</text:p>
          </table:table-cell>
          <table:table-cell table:formula="of:=[.M22]+[.L23]" office:value-type="float" office:value="1476337800">
            <text:p>1476337800</text:p>
          </table:table-cell>
          <table:table-cell table:formula="of:=[.N22]+[.M23]" office:value-type="float" office:value="3796297200">
            <text:p>3796297200</text:p>
          </table:table-cell>
          <table:table-cell table:formula="of:=[.O22]+[.N23]" office:value-type="float" office:value="9364199760">
            <text:p>9364199760</text:p>
          </table:table-cell>
          <table:table-cell table:formula="of:=[.P22]+[.O23]" office:value-type="float" office:value="22239974430">
            <text:p>22239974430</text:p>
          </table:table-cell>
          <table:table-cell table:formula="of:=[.Q22]+[.P23]" office:value-type="float" office:value="51021117810">
            <text:p>51021117810</text:p>
          </table:table-cell>
          <table:table-cell table:formula="of:=[.R22]+[.Q23]" office:value-type="float" office:value="113380261800">
            <text:p>113380261800</text:p>
          </table:table-cell>
          <table:table-cell table:formula="of:=[.S22]+[.R23]" office:value-type="float" office:value="244662670200">
            <text:p>24466267020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[.B23]+[.A24]" office:value-type="float" office:value="300">
            <text:p>300</text:p>
          </table:table-cell>
          <table:table-cell table:formula="of:=[.C23]+[.B24]" office:value-type="float" office:value="2600">
            <text:p>2600</text:p>
          </table:table-cell>
          <table:table-cell table:formula="of:=[.D23]+[.C24]" office:value-type="float" office:value="17550">
            <text:p>17550</text:p>
          </table:table-cell>
          <table:table-cell table:formula="of:=[.E23]+[.D24]" office:value-type="float" office:value="98280">
            <text:p>98280</text:p>
          </table:table-cell>
          <table:table-cell table:formula="of:=[.F23]+[.E24]" office:value-type="float" office:value="475020">
            <text:p>475020</text:p>
          </table:table-cell>
          <table:table-cell table:formula="of:=[.G23]+[.F24]" office:value-type="float" office:value="2035800">
            <text:p>2035800</text:p>
          </table:table-cell>
          <table:table-cell table:formula="of:=[.H23]+[.G24]" office:value-type="float" office:value="7888725">
            <text:p>7888725</text:p>
          </table:table-cell>
          <table:table-cell table:formula="of:=[.I23]+[.H24]" office:value-type="float" office:value="28048800">
            <text:p>28048800</text:p>
          </table:table-cell>
          <table:table-cell table:formula="of:=[.J23]+[.I24]" office:value-type="float" office:value="92561040">
            <text:p>92561040</text:p>
          </table:table-cell>
          <table:table-cell table:formula="of:=[.K23]+[.J24]" office:value-type="float" office:value="286097760">
            <text:p>286097760</text:p>
          </table:table-cell>
          <table:table-cell table:formula="of:=[.L23]+[.K24]" office:value-type="float" office:value="834451800">
            <text:p>834451800</text:p>
          </table:table-cell>
          <table:table-cell table:formula="of:=[.M23]+[.L24]" office:value-type="float" office:value="2310789600">
            <text:p>2310789600</text:p>
          </table:table-cell>
          <table:table-cell table:formula="of:=[.N23]+[.M24]" office:value-type="float" office:value="6107086800">
            <text:p>6107086800</text:p>
          </table:table-cell>
          <table:table-cell table:formula="of:=[.O23]+[.N24]" office:value-type="float" office:value="15471286560">
            <text:p>15471286560</text:p>
          </table:table-cell>
          <table:table-cell table:formula="of:=[.P23]+[.O24]" office:value-type="float" office:value="37711260990">
            <text:p>37711260990</text:p>
          </table:table-cell>
          <table:table-cell table:formula="of:=[.Q23]+[.P24]" office:value-type="float" office:value="88732378800">
            <text:p>88732378800</text:p>
          </table:table-cell>
          <table:table-cell table:formula="of:=[.R23]+[.Q24]" office:value-type="float" office:value="202112640600">
            <text:p>202112640600</text:p>
          </table:table-cell>
          <table:table-cell table:formula="of:=[.S23]+[.R24]" office:value-type="float" office:value="446775310800">
            <text:p>44677531080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[.B24]+[.A25]" office:value-type="float" office:value="325">
            <text:p>325</text:p>
          </table:table-cell>
          <table:table-cell table:formula="of:=[.C24]+[.B25]" office:value-type="float" office:value="2925">
            <text:p>2925</text:p>
          </table:table-cell>
          <table:table-cell table:formula="of:=[.D24]+[.C25]" office:value-type="float" office:value="20475">
            <text:p>20475</text:p>
          </table:table-cell>
          <table:table-cell table:formula="of:=[.E24]+[.D25]" office:value-type="float" office:value="118755">
            <text:p>118755</text:p>
          </table:table-cell>
          <table:table-cell table:formula="of:=[.F24]+[.E25]" office:value-type="float" office:value="593775">
            <text:p>593775</text:p>
          </table:table-cell>
          <table:table-cell table:formula="of:=[.G24]+[.F25]" office:value-type="float" office:value="2629575">
            <text:p>2629575</text:p>
          </table:table-cell>
          <table:table-cell table:formula="of:=[.H24]+[.G25]" office:value-type="float" office:value="10518300">
            <text:p>10518300</text:p>
          </table:table-cell>
          <table:table-cell table:formula="of:=[.I24]+[.H25]" office:value-type="float" office:value="38567100">
            <text:p>38567100</text:p>
          </table:table-cell>
          <table:table-cell table:formula="of:=[.J24]+[.I25]" office:value-type="float" office:value="131128140">
            <text:p>131128140</text:p>
          </table:table-cell>
          <table:table-cell table:formula="of:=[.K24]+[.J25]" office:value-type="float" office:value="417225900">
            <text:p>417225900</text:p>
          </table:table-cell>
          <table:table-cell table:formula="of:=[.L24]+[.K25]" office:value-type="float" office:value="1251677700">
            <text:p>1251677700</text:p>
          </table:table-cell>
          <table:table-cell table:formula="of:=[.M24]+[.L25]" office:value-type="float" office:value="3562467300">
            <text:p>3562467300</text:p>
          </table:table-cell>
          <table:table-cell table:formula="of:=[.N24]+[.M25]" office:value-type="float" office:value="9669554100">
            <text:p>9669554100</text:p>
          </table:table-cell>
          <table:table-cell table:formula="of:=[.O24]+[.N25]" office:value-type="float" office:value="25140840660">
            <text:p>25140840660</text:p>
          </table:table-cell>
          <table:table-cell table:formula="of:=[.P24]+[.O25]" office:value-type="float" office:value="62852101650">
            <text:p>62852101650</text:p>
          </table:table-cell>
          <table:table-cell table:formula="of:=[.Q24]+[.P25]" office:value-type="float" office:value="151584480450">
            <text:p>151584480450</text:p>
          </table:table-cell>
          <table:table-cell table:formula="of:=[.R24]+[.Q25]" office:value-type="float" office:value="353697121050">
            <text:p>353697121050</text:p>
          </table:table-cell>
          <table:table-cell table:formula="of:=[.S24]+[.R25]" office:value-type="float" office:value="800472431850">
            <text:p>80047243185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[.B25]+[.A26]" office:value-type="float" office:value="351">
            <text:p>351</text:p>
          </table:table-cell>
          <table:table-cell table:formula="of:=[.C25]+[.B26]" office:value-type="float" office:value="3276">
            <text:p>3276</text:p>
          </table:table-cell>
          <table:table-cell table:formula="of:=[.D25]+[.C26]" office:value-type="float" office:value="23751">
            <text:p>23751</text:p>
          </table:table-cell>
          <table:table-cell table:formula="of:=[.E25]+[.D26]" office:value-type="float" office:value="142506">
            <text:p>142506</text:p>
          </table:table-cell>
          <table:table-cell table:formula="of:=[.F25]+[.E26]" office:value-type="float" office:value="736281">
            <text:p>736281</text:p>
          </table:table-cell>
          <table:table-cell table:formula="of:=[.G25]+[.F26]" office:value-type="float" office:value="3365856">
            <text:p>3365856</text:p>
          </table:table-cell>
          <table:table-cell table:formula="of:=[.H25]+[.G26]" office:value-type="float" office:value="13884156">
            <text:p>13884156</text:p>
          </table:table-cell>
          <table:table-cell table:formula="of:=[.I25]+[.H26]" office:value-type="float" office:value="52451256">
            <text:p>52451256</text:p>
          </table:table-cell>
          <table:table-cell table:formula="of:=[.J25]+[.I26]" office:value-type="float" office:value="183579396">
            <text:p>183579396</text:p>
          </table:table-cell>
          <table:table-cell table:formula="of:=[.K25]+[.J26]" office:value-type="float" office:value="600805296">
            <text:p>600805296</text:p>
          </table:table-cell>
          <table:table-cell table:formula="of:=[.L25]+[.K26]" office:value-type="float" office:value="1852482996">
            <text:p>1852482996</text:p>
          </table:table-cell>
          <table:table-cell table:formula="of:=[.M25]+[.L26]" office:value-type="float" office:value="5414950296">
            <text:p>5414950296</text:p>
          </table:table-cell>
          <table:table-cell table:formula="of:=[.N25]+[.M26]" office:value-type="float" office:value="15084504396">
            <text:p>15084504396</text:p>
          </table:table-cell>
          <table:table-cell table:formula="of:=[.O25]+[.N26]" office:value-type="float" office:value="40225345056">
            <text:p>40225345056</text:p>
          </table:table-cell>
          <table:table-cell table:formula="of:=[.P25]+[.O26]" office:value-type="float" office:value="103077446706">
            <text:p>103077446706</text:p>
          </table:table-cell>
          <table:table-cell table:formula="of:=[.Q25]+[.P26]" office:value-type="float" office:value="254661927156">
            <text:p>254661927156</text:p>
          </table:table-cell>
          <table:table-cell table:formula="of:=[.R25]+[.Q26]" office:value-type="float" office:value="608359048206">
            <text:p>608359048206</text:p>
          </table:table-cell>
          <table:table-cell table:formula="of:=[.S25]+[.R26]" office:value-type="float" office:value="1408831480056">
            <text:p>140883148005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[.B26]+[.A27]" office:value-type="float" office:value="378">
            <text:p>378</text:p>
          </table:table-cell>
          <table:table-cell table:formula="of:=[.C26]+[.B27]" office:value-type="float" office:value="3654">
            <text:p>3654</text:p>
          </table:table-cell>
          <table:table-cell table:formula="of:=[.D26]+[.C27]" office:value-type="float" office:value="27405">
            <text:p>27405</text:p>
          </table:table-cell>
          <table:table-cell table:formula="of:=[.E26]+[.D27]" office:value-type="float" office:value="169911">
            <text:p>169911</text:p>
          </table:table-cell>
          <table:table-cell table:formula="of:=[.F26]+[.E27]" office:value-type="float" office:value="906192">
            <text:p>906192</text:p>
          </table:table-cell>
          <table:table-cell table:formula="of:=[.G26]+[.F27]" office:value-type="float" office:value="4272048">
            <text:p>4272048</text:p>
          </table:table-cell>
          <table:table-cell table:formula="of:=[.H26]+[.G27]" office:value-type="float" office:value="18156204">
            <text:p>18156204</text:p>
          </table:table-cell>
          <table:table-cell table:formula="of:=[.I26]+[.H27]" office:value-type="float" office:value="70607460">
            <text:p>70607460</text:p>
          </table:table-cell>
          <table:table-cell table:formula="of:=[.J26]+[.I27]" office:value-type="float" office:value="254186856">
            <text:p>254186856</text:p>
          </table:table-cell>
          <table:table-cell table:formula="of:=[.K26]+[.J27]" office:value-type="float" office:value="854992152">
            <text:p>854992152</text:p>
          </table:table-cell>
          <table:table-cell table:formula="of:=[.L26]+[.K27]" office:value-type="float" office:value="2707475148">
            <text:p>2707475148</text:p>
          </table:table-cell>
          <table:table-cell table:formula="of:=[.M26]+[.L27]" office:value-type="float" office:value="8122425444">
            <text:p>8122425444</text:p>
          </table:table-cell>
          <table:table-cell table:formula="of:=[.N26]+[.M27]" office:value-type="float" office:value="23206929840">
            <text:p>23206929840</text:p>
          </table:table-cell>
          <table:table-cell table:formula="of:=[.O26]+[.N27]" office:value-type="float" office:value="63432274896">
            <text:p>63432274896</text:p>
          </table:table-cell>
          <table:table-cell table:formula="of:=[.P26]+[.O27]" office:value-type="float" office:value="166509721602">
            <text:p>166509721602</text:p>
          </table:table-cell>
          <table:table-cell table:formula="of:=[.Q26]+[.P27]" office:value-type="float" office:value="421171648758">
            <text:p>421171648758</text:p>
          </table:table-cell>
          <table:table-cell table:formula="of:=[.R26]+[.Q27]" office:value-type="float" office:value="1029530696964">
            <text:p>1029530696964</text:p>
          </table:table-cell>
          <table:table-cell table:formula="of:=[.S26]+[.R27]" office:value-type="float" office:value="2438362177020">
            <text:p>2438362177020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formula="of:=[.A2]" office:value-type="float" office:value="2">
            <text:p>2</text:p>
          </table:table-cell>
          <table:table-cell table:number-columns-repeated="18"/>
        </table:table-row>
        <table:table-row table:style-name="ro1">
          <table:table-cell table:formula="of:=[.B3]" office:value-type="float" office:value="6">
            <text:p>6</text:p>
          </table:table-cell>
          <table:table-cell table:number-columns-repeated="18"/>
        </table:table-row>
        <table:table-row table:style-name="ro1">
          <table:table-cell table:formula="of:=[.C4]" office:value-type="float" office:value="20">
            <text:p>20</text:p>
          </table:table-cell>
          <table:table-cell table:number-columns-repeated="18"/>
        </table:table-row>
        <table:table-row table:style-name="ro1">
          <table:table-cell table:formula="of:=[.D5]" office:value-type="float" office:value="70">
            <text:p>70</text:p>
          </table:table-cell>
          <table:table-cell table:number-columns-repeated="18"/>
        </table:table-row>
        <table:table-row table:style-name="ro1">
          <table:table-cell table:formula="of:=[.E6]" office:value-type="float" office:value="252">
            <text:p>252</text:p>
          </table:table-cell>
          <table:table-cell table:number-columns-repeated="18"/>
        </table:table-row>
        <table:table-row table:style-name="ro1">
          <table:table-cell table:formula="of:=[.F7]" office:value-type="float" office:value="924">
            <text:p>924</text:p>
          </table:table-cell>
          <table:table-cell table:number-columns-repeated="18"/>
        </table:table-row>
        <table:table-row table:style-name="ro1">
          <table:table-cell table:formula="of:=[.G8]" office:value-type="float" office:value="3432">
            <text:p>3432</text:p>
          </table:table-cell>
          <table:table-cell table:number-columns-repeated="18"/>
        </table:table-row>
        <table:table-row table:style-name="ro1">
          <table:table-cell table:formula="of:=[.H9]" office:value-type="float" office:value="12870">
            <text:p>12870</text:p>
          </table:table-cell>
          <table:table-cell table:number-columns-repeated="18"/>
        </table:table-row>
        <table:table-row table:style-name="ro1">
          <table:table-cell table:formula="of:=[.I10]" office:value-type="float" office:value="48620">
            <text:p>48620</text:p>
          </table:table-cell>
          <table:table-cell table:number-columns-repeated="18"/>
        </table:table-row>
        <table:table-row table:style-name="ro1">
          <table:table-cell table:formula="of:=[.J11]" office:value-type="float" office:value="184756">
            <text:p>184756</text:p>
          </table:table-cell>
          <table:table-cell table:number-columns-repeated="18"/>
        </table:table-row>
        <table:table-row table:style-name="ro1">
          <table:table-cell table:formula="of:=[.K12]" office:value-type="float" office:value="705432">
            <text:p>705432</text:p>
          </table:table-cell>
          <table:table-cell table:number-columns-repeated="18"/>
        </table:table-row>
        <table:table-row table:style-name="ro1">
          <table:table-cell table:formula="of:=[.L13]" office:value-type="float" office:value="2704156">
            <text:p>2704156</text:p>
          </table:table-cell>
          <table:table-cell table:number-columns-repeated="18"/>
        </table:table-row>
        <table:table-row table:style-name="ro1">
          <table:table-cell table:formula="of:=[.M14]" office:value-type="float" office:value="10400600">
            <text:p>10400600</text:p>
          </table:table-cell>
          <table:table-cell table:number-columns-repeated="18"/>
        </table:table-row>
        <table:table-row table:style-name="ro1">
          <table:table-cell table:formula="of:=[.N15]" office:value-type="float" office:value="40116600">
            <text:p>40116600</text:p>
          </table:table-cell>
          <table:table-cell table:number-columns-repeated="18"/>
        </table:table-row>
        <table:table-row table:style-name="ro1">
          <table:table-cell table:formula="of:=[.O16]" office:value-type="float" office:value="155117520">
            <text:p>155117520</text:p>
          </table:table-cell>
          <table:table-cell table:number-columns-repeated="18"/>
        </table:table-row>
        <table:table-row table:style-name="ro1">
          <table:table-cell table:formula="of:=[.P17]" office:value-type="float" office:value="601080390">
            <text:p>601080390</text:p>
          </table:table-cell>
          <table:table-cell table:number-columns-repeated="18"/>
        </table:table-row>
        <table:table-row table:style-name="ro1">
          <table:table-cell table:formula="of:=[.Q18]" office:value-type="float" office:value="2333606220">
            <text:p>2333606220</text:p>
          </table:table-cell>
          <table:table-cell table:number-columns-repeated="18"/>
        </table:table-row>
        <table:table-row table:style-name="ro1">
          <table:table-cell table:formula="of:=[.R19]" office:value-type="float" office:value="9075135300">
            <text:p>9075135300</text:p>
          </table:table-cell>
          <table:table-cell table:number-columns-repeated="18"/>
        </table:table-row>
        <table:table-row table:style-name="ro1">
          <table:table-cell table:formula="of:=[.S20]" office:value-type="float" office:value="35345263800">
            <text:p>35345263800</text:p>
          </table:table-cell>
          <table:table-cell table:number-columns-repeated="1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4">10/24/2015</text:date>, <text:time>19:21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shine O'Young</meta:initial-creator>
    <meta:creation-date>2015-10-24T18:31:23.51</meta:creation-date>
    <dc:date>2015-10-24T19:21:53.19</dc:date>
    <dc:creator>Keshine O'Young</dc:creator>
    <meta:editing-duration>PT4M58S</meta:editing-duration>
    <meta:editing-cycles>1</meta:editing-cycles>
    <meta:document-statistic meta:table-count="3" meta:cell-count="532" meta:object-count="0"/>
    <meta:generator>OpenOffice/4.0.0$Win32 OpenOffice.org_project/400m3$Build-9702</meta:generator>
  </office:meta>
</office:document-meta>
</file>